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/>
      <style:text-properties officeooo:paragraph-rsid="0011a9dc"/>
    </style:style>
    <style:style style:name="P2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officeooo:paragraph-rsid="0011a9dc"/>
    </style:style>
    <style:style style:name="P3" style:family="paragraph" style:parent-style-name="HTML_20_Preformatted" style:master-page-name="Standard">
      <loext:graphic-properties draw:fill="solid" draw:fill-color="#ffffff"/>
      <style:paragraph-properties style:page-number="auto" fo:background-color="#ffffff"/>
      <style:text-properties officeooo:paragraph-rsid="0011a9dc"/>
    </style:style>
    <style:style style:name="P4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1a9dc"/>
    </style:style>
    <style:style style:name="P5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1a9dc" fo:background-color="#ffff00"/>
    </style:style>
    <style:style style:name="P6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1a9dc" fo:background-color="transparent"/>
    </style:style>
    <style:style style:name="P7" style:family="paragraph" style:parent-style-name="Standard">
      <style:text-properties officeooo:paragraph-rsid="0011a9dc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1a9dc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1a9dc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2pt" officeooo:paragraph-rsid="0011a9dc" style:font-name-asian="Times New Roman1" style:font-size-asian="12pt" style:language-asian="ro" style:country-asian="RO" style:font-name-complex="Courier New1" style:font-size-complex="12pt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11a9dc" officeooo:paragraph-rsid="0011a9dc"/>
    </style:style>
    <style:style style:name="T1" style:family="text">
      <style:text-properties fo:color="#000000" style:font-name="Times New Roman" fo:font-size="12pt" style:font-name-asian="Times New Roman1" style:font-size-asian="12pt" style:language-asian="ro" style:country-asian="RO" style:font-size-complex="12pt"/>
    </style:style>
    <style:style style:name="T2" style:family="text">
      <style:text-properties fo:color="#000000" style:font-name="Consolas" fo:font-size="12pt" style:font-size-asian="12pt" style:font-size-complex="12pt"/>
    </style:style>
    <style:style style:name="T3" style:family="text">
      <style:text-properties fo:color="#000000" style:font-name="Consolas" fo:font-size="12pt" style:font-name-asian="Times New Roman1" style:font-size-asian="12pt" style:language-asian="ro" style:country-asian="RO" style:font-name-complex="Courier New1" style:font-size-complex="12pt" style:font-style-complex="italic"/>
    </style:style>
    <style:style style:name="T4" style:family="text">
      <style:text-properties fo:color="#000000" style:font-name="Consolas" fo:font-size="12pt" style:font-name-asian="Times New Roman1" style:font-size-asian="12pt" style:language-asian="ro" style:country-asian="RO" style:font-name-complex="Courier New1" style:font-size-complex="12pt" style:font-style-complex="italic"/>
    </style:style>
    <style:style style:name="T5" style:family="text">
      <style:text-properties fo:color="#000000" style:font-name="Consolas" fo:font-size="12pt" style:font-name-asian="Times New Roman1" style:font-size-asian="12pt" style:language-asian="ro" style:country-asian="RO" style:font-name-complex="Courier New1" style:font-size-complex="12pt" style:font-style-complex="italic" fo:background-color="#00ff00"/>
    </style:style>
    <style:style style:name="T6" style:family="text">
      <style:text-properties fo:color="#000000" style:font-name="Consolas"/>
    </style:style>
    <style:style style:name="T7" style:family="text">
      <style:text-properties fo:color="#000000" style:font-name="Consolas" fo:language="en" fo:country="US"/>
    </style:style>
    <style:style style:name="T8" style:family="text">
      <style:text-properties fo:color="#000000" style:font-name="Consolas" officeooo:rsid="0013332d"/>
    </style:style>
    <style:style style:name="T9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10" style:family="text">
      <style:text-properties style:font-name="Times New Roman" fo:font-size="12pt" officeooo:rsid="0011a9dc" style:font-size-asian="12pt" style:font-name-complex="Times New Roman1" style:font-size-complex="12pt" style:font-weight-complex="bold"/>
    </style:style>
    <style:style style:name="T11" style:family="text">
      <style:text-properties style:font-name="Times New Roman" fo:font-size="12pt" officeooo:rsid="0011a9dc" style:font-name-asian="Times New Roman1" style:font-size-asian="12pt" style:language-asian="ro" style:country-asian="RO" style:font-name-complex="Times New Roman1" style:font-size-complex="12pt" style:font-weight-complex="bold"/>
    </style:style>
    <style:style style:name="T12" style:family="text">
      <style:text-properties fo:color="#000080" style:font-name="Consolas" fo:font-weight="bold" style:font-weight-asian="bold" style:font-weight-complex="bold"/>
    </style:style>
    <style:style style:name="T13" style:family="text">
      <style:text-properties fo:color="#0000ff" style:font-name="Consolas"/>
    </style:style>
    <style:style style:name="T14" style:family="text">
      <style:text-properties fo:color="#0000ff" style:font-name="Consolas" officeooo:rsid="0011a9dc"/>
    </style:style>
    <style:style style:name="T15" style:family="text">
      <style:text-properties fo:color="#0000ff" style:font-name="Consolas" fo:font-size="10pt" officeooo:rsid="0011a9dc" style:font-name-asian="Times New Roman1" style:font-size-asian="10pt" style:language-asian="ro" style:country-asian="RO" style:font-name-complex="Courier New1" style:font-size-complex="10pt"/>
    </style:style>
    <style:style style:name="T16" style:family="text">
      <style:text-properties fo:color="#660e7a" style:font-name="Consolas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808080" style:font-name="Consolas" fo:font-size="12pt" style:font-name-asian="Times New Roman1" style:font-size-asian="12pt" style:language-asian="ro" style:country-asian="RO" style:font-name-complex="Courier New1" style:font-size-complex="12pt" style:font-style-complex="italic"/>
    </style:style>
    <style:style style:name="T18" style:family="text">
      <style:text-properties style:font-name="Consolas" fo:font-size="12pt" style:font-name-asian="Times New Roman1" style:font-size-asian="12pt" style:language-asian="ro" style:country-asian="RO" style:font-name-complex="Courier New1" style:font-size-complex="12pt" style:font-style-complex="italic"/>
    </style:style>
    <style:style style:name="T19" style:family="text">
      <style:text-properties style:font-name="Consolas" fo:font-size="12pt" style:font-name-asian="Times New Roman1" style:font-size-asian="12pt" style:language-asian="ro" style:country-asian="RO" style:font-name-complex="Courier New1" style:font-size-complex="12pt" style:font-style-complex="italic" fo:background-color="#00ff00"/>
    </style:style>
    <style:style style:name="T20" style:family="text">
      <style:text-properties officeooo:rsid="0011a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Student propunător: </text:span><text:span text:style-name="T11">Gandila Calin</text:span><text:span text:style-name="T9"><text:tab/></text:span></text:p>
      <text:p text:style-name="P1"><text:span text:style-name="T9">Grupa: </text:span><text:span text:style-name="T11">233/2</text:span><text:span text:style-name="T9"><text:tab/></text:span></text:p>
      <text:p text:style-name="P2"><text:span text:style-name="T9">E-mail: </text:span><text:span text:style-name="T11">gcir2517</text:span><text:span text:style-name="T9">@scs.ubbcluj.ro</text:span></text:p>
      <text:p text:style-name="P2"><text:span text:style-name="T9">Ce se afișează la rularea codului următor?</text:span><text:span text:style-name="T2"><text:line-break/><text:line-break/></text:span><text:span text:style-name="T12">public class </text:span><text:span text:style-name="T6">Tree</text:span><text:span text:style-name="T8">S</text:span><text:span text:style-name="T6">et {<text:line-break/> <text:s text:c="3"/></text:span><text:span text:style-name="T12">public static void</text:span><text:span text:style-name="T6"> main (</text:span><text:span text:style-name="T12">String</text:span><text:span text:style-name="T7">[] args) {</text:span><text:span text:style-name="T6"><text:line-break/><text:line-break/></text:span><text:span text:style-name="T12"> <text:s text:c="7"/>TreeSet</text:span><text:span text:style-name="T6">&lt;</text:span><text:span text:style-name="T12">String</text:span><text:span text:style-name="T6">&gt; treeSet = </text:span><text:span text:style-name="T12">new TreeSet</text:span><text:span text:style-name="T6">&lt;&gt;();</text:span><text:span text:style-name="T12"><text:line-break/> <text:s text:c="7"/></text:span><text:span text:style-name="T6">treeSet</text:span><text:span text:style-name="T12">.add</text:span><text:span text:style-name="T6">(</text:span><text:span text:style-name="T13">”</text:span><text:span text:style-name="T15">ball</text:span><text:span text:style-name="T13">”</text:span><text:span text:style-name="T6">);</text:span><text:span text:style-name="T12"><text:line-break/> <text:s text:c="7"/></text:span><text:span text:style-name="T6">treeSet</text:span><text:span text:style-name="T12">.add</text:span><text:span text:style-name="T6">(</text:span><text:span text:style-name="T13">”</text:span><text:span text:style-name="T15">bee</text:span><text:span text:style-name="T13">”</text:span><text:span text:style-name="T6">);</text:span><text:span text:style-name="T12"><text:line-break/> <text:s text:c="7"/></text:span><text:span text:style-name="T6">treeSet</text:span><text:span text:style-name="T12">.add</text:span><text:span text:style-name="T6">(</text:span><text:span text:style-name="T13">”</text:span><text:span text:style-name="T15">after</text:span><text:span text:style-name="T13">”</text:span><text:span text:style-name="T6">);</text:span><text:span text:style-name="T12"><text:line-break/> <text:s text:c="7"/></text:span><text:span text:style-name="T6">treeSet</text:span><text:span text:style-name="T12">.add</text:span><text:span text:style-name="T6">(</text:span><text:span text:style-name="T13">”</text:span><text:span text:style-name="T15">ball</text:span><text:span text:style-name="T13">”</text:span><text:span text:style-name="T6">);</text:span></text:p>
      <text:p text:style-name="P2"><text:span text:style-name="T12"><text:line-break/> <text:s text:c="7"/>for </text:span><text:span text:style-name="T6">(</text:span><text:span text:style-name="T12">String</text:span><text:span text:style-name="T6"> temp : treeSet)</text:span><text:span text:style-name="T12"><text:line-break/> <text:s text:c="11"/></text:span><text:span text:style-name="T6">System.</text:span><text:span text:style-name="T16">out</text:span><text:span text:style-name="T6">.</text:span><text:span text:style-name="T12">printf</text:span><text:span text:style-name="T6">(temp + </text:span><text:span text:style-name="T13">” ”</text:span><text:span text:style-name="T6">);<text:line-break/> <text:s text:c="3"/>}<text:line-break/>}</text:span></text:p>
      <text:p text:style-name="P8"><text:span text:style-name="T17">Variante de răspuns:</text:span></text:p>
      <text:list xml:id="list3190132205" text:style-name="WWNum1">
        <text:list-item>
          <text:p text:style-name="P4"><text:span text:style-name="T3">ball bee after ball</text:span></text:p>
        </text:list-item>
        <text:list-item>
          <text:p text:style-name="P4"><text:span text:style-name="T18">eroare la compilare</text:span></text:p>
        </text:list-item>
        <text:list-item>
          <text:p text:style-name="P6"><text:span text:style-name="T3">ball bee after</text:span></text:p>
        </text:list-item>
        <text:list-item>
          <text:p text:style-name="P5"><text:span text:style-name="T3">after ball bee</text:span></text:p>
        </text:list-item>
      </text:list>
      <text:p text:style-name="P10"/>
      <text:p text:style-name="P9"><text:span text:style-name="T1">Explicații:</text:span></text:p>
      <text:p text:style-name="P11"><text:bookmark text:name="_GoBack"/><text:span text:style-name="T1">In TreeSet sunt memorate elementele sub forma de arbore rosu-negru (~Nu poate contine elemente duplicate iar ordinea lor este crescatoare).</text:span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o" style:country-asian="RO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764in" fo:margin-left="0.5264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7:57:05.793411718</meta:creation-date>
    <dc:date>2021-01-06T18:08:24.267198833</dc:date>
    <meta:editing-duration>PT58S</meta:editing-duration>
    <meta:editing-cycles>1</meta:editing-cycles>
    <meta:document-statistic meta:table-count="0" meta:image-count="0" meta:object-count="0" meta:page-count="1" meta:paragraph-count="12" meta:word-count="87" meta:character-count="689" meta:non-whitespace-character-count="545"/>
    <meta:generator>LibreOffice/6.4.6.2$Linux_X86_64 LibreOffice_project/40$Build-2</meta:generator>
  </office:meta>
</office:document-meta>
</file>